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!</text:p>
      <text:p text:style-name="Preformatted_20_Text"><text:s/>* Bootstrap v4.5.2 (https://getbootstrap.com/)</text:p>
      <text:p text:style-name="Preformatted_20_Text"><text:s/>* Copyright 2011-2020 The Bootstrap Authors</text:p>
      <text:p text:style-name="Preformatted_20_Text"><text:s/>* Copyright 2011-2020 Twitter, Inc.</text:p>
      <text:p text:style-name="Preformatted_20_Text"><text:s/>* Licensed under MIT (https://github.com/twbs/bootstrap/blob/main/LICENSE)</text:p>
      <text:p text:style-name="Preformatted_20_Text"><text:s/>*/:root{--blue:#007bff;--indigo:#6610f2;--purple:#6f42c1;--pink:#e83e8c;--red:#dc3545;--orange:#fd7e14;--yellow:#ffc107;--green:#28a745;--teal:#20c997;--cyan:#17a2b8;--white:#fff;--gray:#6c757d;--gray-dark:#343a40;--primary:#007bff;--secondary:#6c757d;--success:#28a745;--info:#17a2b8;--warning:#ffc107;--danger:#dc3545;--light:#f8f9fa;--dark:#343a40;--breakpoint-xs:0;--breakpoint-sm:576px;--breakpoint-md:768px;--breakpoint-lg:992px;--breakpoint-xl:1200px;--font-family-sans-serif:-apple-system,BlinkMacSystemFont,"Segoe UI",Roboto,"Helvetica Neue",Arial,"Noto Sans",sans-serif,"Apple Color Emoji","Segoe UI Emoji","Segoe UI Symbol","Noto Color Emoji";--font-family-monospace:SFMono-Regular,Menlo,Monaco,Consolas,"Liberation Mono","Courier New",monospace}*,::after,::before{box-sizing:border-box}html{font-family:sans-serif;line-height:1.15;-webkit-text-size-adjust:100%;-webkit-tap-highlight-color:transparent}article,aside,figcaption,figure,footer,header,hgroup,main,nav,section{display:block}body{margin:0;font-family:-apple-system,BlinkMacSystemFont,"Segoe UI",Roboto,"Helvetica Neue",Arial,"Noto Sans",sans-serif,"Apple Color Emoji","Segoe UI Emoji","Segoe UI Symbol","Noto Color Emoji";font-size:1rem;font-weight:400;line-height:1.5;color:#212529;text-align:left;background-color:#fff}[tabindex="-1"]:focus:not(:focus-visible){outline:0!important}hr{box-sizing:content-box;height:0;overflow:visible}h1,h2,h3,h4,h5,h6{margin-top:0;margin-bottom:.5rem}p{margin-top:0;margin-bottom:1rem}abbr[data-original-title],abbr[title]{text-decoration:underline;-webkit-text-decoration:underline dotted;text-decoration:underline dotted;cursor:help;border-bottom:0;-webkit-text-decoration-skip-ink:none;text-decoration-skip-ink:none}address{margin-bottom:1rem;font-style:normal;line-height:inherit}dl,ol,ul{margin-top:0;margin-bottom:1rem}ol ol,ol ul,ul ol,ul ul{margin-bottom:0}dt{font-weight:700}dd{margin-bottom:.5rem;margin-left:0}blockquote{margin:0 0 1rem}b,strong{font-weight:bolder}small{font-size:80%}sub,sup{position:relative;font-size:75%;line-height:0;vertical-align:baseline}sub{bottom:-.25em}sup{top:-.5em}a{color:#007bff;text-decoration:none;background-color:transparent}a:hover{color:#0056b3;text-decoration:underline}a:not([href]):not([class]){color:inherit;text-decoration:none}a:not([href]):not([class]):hover{color:inherit;text-decoration:none}code,kbd,pre,samp{font-family:SFMono-Regular,Menlo,Monaco,Consolas,"Liberation Mono","Courier New",monospace;font-size:1em}pre{margin-top:0;margin-bottom:1rem;overflow:auto;-ms-overflow-style:scrollbar}figure{margin:0 0 1rem}img{vertical-align:middle;border-style:none}svg{overflow:hidden;vertical-align:middle}table{border-collapse:collapse}caption{padding-top:.75rem;padding-bottom:.75rem;color:#6c757d;text-align:left;caption-side:bottom}th{text-align:inherit}label{display:inline-block;margin-bottom:.5rem}button{border-radius:0}button:focus{outline:1px dotted;outline:5px auto -webkit-focus-ring-color}button,input,optgroup,select,textarea{margin:0;font-family:inherit;font-size:inherit;line-height:inherit}button,input{overflow:visible}button,select{text-transform:none}[role=button]{cursor:pointer}select{word-wrap:normal}[type=button],[type=reset],[type=submit],button{-webkit-appearance:button}[type=button]:not(:disabled),[type=reset]:not(:disabled),[type=submit]:not(:disabled),button:not(:disabled){cursor:pointer}[type=button]::-moz-focus-inner,[type=reset]::-moz-focus-inner,[type=submit]::-moz-focus-inner,button::-moz-focus-inner{padding:0;border-style:none}input[type=checkbox],input[type=radio]{box-sizing:border-box;padding:0}textarea{overflow:auto;resize:vertical}fieldset{min-width:0;padding:0;margin:0;border:0}legend{display:block;width:100%;max-width:100%;padding:0;margin-bottom:.5rem;font-size:1.5rem;line-height:inherit;color:inherit;white-space:normal}progress{vertical-align:baseline}[type=number]::-webkit-inner-spin-button,[type=number]::-webkit-outer-spin-button{height:auto}[type=search]{outline-offset:-2px;-webkit-appearance:none}[type=search]::-webkit-search-decoration{-webkit-<text:soft-page-break/>appearance:none}::-webkit-file-upload-button{font:inherit;-webkit-appearance:button}output{display:inline-block}summary{display:list-item;cursor:pointer}template{display:none}[hidden]{display:none!important}.h1,.h2,.h3,.h4,.h5,.h6,h1,h2,h3,h4,h5,h6{margin-bottom:.5rem;font-weight:500;line-height:1.2}.h1,h1{font-size:2.5rem}.h2,h2{font-size:2rem}.h3,h3{font-size:1.75rem}.h4,h4{font-size:1.5rem}.h5,h5{font-size:1.25rem}.h6,h6{font-size:1rem}.lead{font-size:1.25rem;font-weight:300}.display-1{font-size:6rem;font-weight:300;line-height:1.2}.display-2{font-size:5.5rem;font-weight:300;line-height:1.2}.display-3{font-size:4.5rem;font-weight:300;line-height:1.2}.display-4{font-size:3.5rem;font-weight:300;line-height:1.2}hr{margin-top:1rem;margin-bottom:1rem;border:0;border-top:1px solid rgba(0,0,0,.1)}.small,small{font-size:80%;font-weight:400}.mark,mark{padding:.2em;background-color:#fcf8e3}.list-unstyled{padding-left:0;list-style:none}.list-inline{padding-left:0;list-style:none}.list-inline-item{display:inline-block}.list-inline-item:not(:last-child){margin-right:.5rem}.initialism{font-size:90%;text-transform:uppercase}.blockquote{margin-bottom:1rem;font-size:1.25rem}.blockquote-footer{display:block;font-size:80%;color:#6c757d}.blockquote-footer::before{content:"\2014\00A0"}.img-fluid{max-width:100%;height:auto}.img-thumbnail{padding:.25rem;background-color:#fff;border:1px solid #dee2e6;border-radius:.25rem;max-width:100%;height:auto}.figure{display:inline-block}.figure-img{margin-bottom:.5rem;line-height:1}.figure-caption{font-size:90%;color:#6c757d}code{font-size:87.5%;color:#e83e8c;word-wrap:break-word}a&gt;code{color:inherit}kbd{padding:.2rem .4rem;font-size:87.5%;color:#fff;background-color:#212529;border-radius:.2rem}kbd kbd{padding:0;font-size:100%;font-weight:700}pre{display:block;font-size:87.5%;color:#212529}pre code{font-size:inherit;color:inherit;word-break:normal}.pre-scrollable{max-height:340px;overflow-y:scroll}.container,.container-fluid,.container-lg,.container-md,.container-sm,.container-xl{width:100%;padding-right:15px;padding-left:15px;margin-right:auto;margin-left:auto}@media (min-width:576px){.container,.container-sm{max-width:540px}}@media (min-width:768px){.container,.container-md,.container-sm{max-width:720px}}@media (min-width:992px){.container,.container-lg,.container-md,.container-sm{max-width:960px}}@media (min-width:1200px){.container,.container-lg,.container-md,.container-sm,.container-xl{max-width:1140px}}.row{display:-ms-flexbox;display:flex;-ms-flex-wrap:wrap;flex-wrap:wrap;margin-right:-15px;margin-left:-15px}.no-gutters{margin-right:0;margin-left:0}.no-gutters&gt;.col,.no-gutters&gt;[class*=col-]{padding-right:0;padding-left:0}.col,.col-1,.col-10,.col-11,.col-12,.col-2,.col-3,.col-4,.col-5,.col-6,.col-7,.col-8,.col-9,.col-auto,.col-lg,.col-lg-1,.col-lg-10,.col-lg-11,.col-lg-12,.col-lg-2,.col-lg-3,.col-lg-4,.col-lg-5,.col-lg-6,.col-lg-7,.col-lg-8,.col-lg-9,.col-lg-auto,.col-md,.col-md-1,.col-md-10,.col-md-11,.col-md-12,.col-md-2,.col-md-3,.col-md-4,.col-md-5,.col-md-6,.col-md-7,.col-md-8,.col-md-9,.col-md-auto,.col-sm,.col-sm-1,.col-sm-10,.col-sm-11,.col-sm-12,.col-sm-2,.col-sm-3,.col-sm-4,.col-sm-5,.col-sm-6,.col-sm-7,.col-sm-8,.col-sm-9,.col-sm-auto,.col-xl,.col-xl-1,.col-xl-10,.col-xl-11,.col-xl-12,.col-xl-2,.col-xl-3,.col-xl-4,.col-xl-5,.col-xl-6,.col-xl-7,.col-xl-8,.col-xl-9,.col-xl-auto{position:relative;width:100%;padding-right:15px;padding-left:15px}.col{-ms-flex-preferred-size:0;flex-basis:0;-ms-flex-positive:1;flex-grow:1;max-width:100%}.row-cols-1&gt;*{-ms-flex:0 0 100%;flex:0 0 100%;max-width:100%}.row-cols-2&gt;*{-ms-flex:0 0 50%;flex:0 0 50%;max-width:50%}.row-cols-3&gt;*{-ms-flex:0 0 33.333333%;flex:0 0 33.333333%;max-width:33.333333%}.row-cols-4&gt;*{-ms-flex:0 0 25%;flex:0 0 25%;max-width:25%}.row-cols-5&gt;*{-ms-flex:0 0 20%;flex:0 0 20%;max-width:20%}.row-cols-6&gt;*{-ms-flex:0 0 16.666667%;flex:0 0 16.666667%;max-width:16.666667%}.col-auto{-ms-flex:0 0 auto;flex:0 0 auto;width:auto;max-width:100%}.col-1{-ms-flex:0 0 8.333333%;flex:0 0 8.333333%;max-width:8.333333%}.col-2{-ms-flex:0 0 16.666667%;flex:0 0 16.666667%;max-width:16.666667%}.col-3{-ms-flex:0 0 25%;flex:0 0 25%;max-width:25%}.col-4{-ms-flex:0 0 33.333333%;flex:0 0 33.333333%;max-width:33.333333%}.col-5{-ms-flex:0 0 41.666667%;flex:0 0 41.666667%;max-width:41.666667%}.col-6{-ms-flex:0 0 50%;flex:0 0 50%;max-width:50%}.col-7{-ms-flex:0 0 58.333333%;flex:0 0 58.333333%;max-width:58.333333%}.col-8{-ms-flex:0 0 66.666667%;flex:0 0 66.666667%;max-width:66.666667%}.col-9{-ms-flex:0 0 75%;flex:0 0 75%;max-<text:soft-page-break/>width:75%}.col-10{-ms-flex:0 0 83.333333%;flex:0 0 83.333333%;max-width:83.333333%}.col-11{-ms-flex:0 0 91.666667%;flex:0 0 91.666667%;max-width:91.666667%}.col-12{-ms-flex:0 0 100%;flex:0 0 100%;max-width:100%}.order-first{-ms-flex-order:-1;order:-1}.order-last{-ms-flex-order:13;order:13}.order-0{-ms-flex-order:0;order:0}.order-1{-ms-flex-order:1;order:1}.order-2{-ms-flex-order:2;order:2}.order-3{-ms-flex-order:3;order:3}.order-4{-ms-flex-order:4;order:4}.order-5{-ms-flex-order:5;order:5}.order-6{-ms-flex-order:6;order:6}.order-7{-ms-flex-order:7;order:7}.order-8{-ms-flex-order:8;order:8}.order-9{-ms-flex-order:9;order:9}.order-10{-ms-flex-order:10;order:10}.order-11{-ms-flex-order:11;order:11}.order-12{-ms-flex-order:12;order:12}.offset-1{margin-left:8.333333%}.offset-2{margin-left:16.666667%}.offset-3{margin-left:25%}.offset-4{margin-left:33.333333%}.offset-5{margin-left:41.666667%}.offset-6{margin-left:50%}.offset-7{margin-left:58.333333%}.offset-8{margin-left:66.666667%}.offset-9{margin-left:75%}.offset-10{margin-left:83.333333%}.offset-11{margin-left:91.666667%}@media (min-width:576px){.col-sm{-ms-flex-preferred-size:0;flex-basis:0;-ms-flex-positive:1;flex-grow:1;max-width:100%}.row-cols-sm-1&gt;*{-ms-flex:0 0 100%;flex:0 0 100%;max-width:100%}.row-cols-sm-2&gt;*{-ms-flex:0 0 50%;flex:0 0 50%;max-width:50%}.row-cols-sm-3&gt;*{-ms-flex:0 0 33.333333%;flex:0 0 33.333333%;max-width:33.333333%}.row-cols-sm-4&gt;*{-ms-flex:0 0 25%;flex:0 0 25%;max-width:25%}.row-cols-sm-5&gt;*{-ms-flex:0 0 20%;flex:0 0 20%;max-width:20%}.row-cols-sm-6&gt;*{-ms-flex:0 0 16.666667%;flex:0 0 16.666667%;max-width:16.666667%}.col-sm-auto{-ms-flex:0 0 auto;flex:0 0 auto;width:auto;max-width:100%}.col-sm-1{-ms-flex:0 0 8.333333%;flex:0 0 8.333333%;max-width:8.333333%}.col-sm-2{-ms-flex:0 0 16.666667%;flex:0 0 16.666667%;max-width:16.666667%}.col-sm-3{-ms-flex:0 0 25%;flex:0 0 25%;max-width:25%}.col-sm-4{-ms-flex:0 0 33.333333%;flex:0 0 33.333333%;max-width:33.333333%}.col-sm-5{-ms-flex:0 0 41.666667%;flex:0 0 41.666667%;max-width:41.666667%}.col-sm-6{-ms-flex:0 0 50%;flex:0 0 50%;max-width:50%}.col-sm-7{-ms-flex:0 0 58.333333%;flex:0 0 58.333333%;max-width:58.333333%}.col-sm-8{-ms-flex:0 0 66.666667%;flex:0 0 66.666667%;max-width:66.666667%}.col-sm-9{-ms-flex:0 0 75%;flex:0 0 75%;max-width:75%}.col-sm-10{-ms-flex:0 0 83.333333%;flex:0 0 83.333333%;max-width:83.333333%}.col-sm-11{-ms-flex:0 0 91.666667%;flex:0 0 91.666667%;max-width:91.666667%}.col-sm-12{-ms-flex:0 0 100%;flex:0 0 100%;max-width:100%}.order-sm-first{-ms-flex-order:-1;order:-1}.order-sm-last{-ms-flex-order:13;order:13}.order-sm-0{-ms-flex-order:0;order:0}.order-sm-1{-ms-flex-order:1;order:1}.order-sm-2{-ms-flex-order:2;order:2}.order-sm-3{-ms-flex-order:3;order:3}.order-sm-4{-ms-flex-order:4;order:4}.order-sm-5{-ms-flex-order:5;order:5}.order-sm-6{-ms-flex-order:6;order:6}.order-sm-7{-ms-flex-order:7;order:7}.order-sm-8{-ms-flex-order:8;order:8}.order-sm-9{-ms-flex-order:9;order:9}.order-sm-10{-ms-flex-order:10;order:10}.order-sm-11{-ms-flex-order:11;order:11}.order-sm-12{-ms-flex-order:12;order:12}.offset-sm-0{margin-left:0}.offset-sm-1{margin-left:8.333333%}.offset-sm-2{margin-left:16.666667%}.offset-sm-3{margin-left:25%}.offset-sm-4{margin-left:33.333333%}.offset-sm-5{margin-left:41.666667%}.offset-sm-6{margin-left:50%}.offset-sm-7{margin-left:58.333333%}.offset-sm-8{margin-left:66.666667%}.offset-sm-9{margin-left:75%}.offset-sm-10{margin-left:83.333333%}.offset-sm-11{margin-left:91.666667%}}@media (min-width:768px){.col-md{-ms-flex-preferred-size:0;flex-basis:0;-ms-flex-positive:1;flex-grow:1;max-width:100%}.row-cols-md-1&gt;*{-ms-flex:0 0 100%;flex:0 0 100%;max-width:100%}.row-cols-md-2&gt;*{-ms-flex:0 0 50%;flex:0 0 50%;max-width:50%}.row-cols-md-3&gt;*{-ms-flex:0 0 33.333333%;flex:0 0 33.333333%;max-width:33.333333%}.row-cols-md-4&gt;*{-ms-flex:0 0 25%;flex:0 0 25%;max-width:25%}.row-cols-md-5&gt;*{-ms-flex:0 0 20%;flex:0 0 20%;max-width:20%}.row-cols-md-6&gt;*{-ms-flex:0 0 16.666667%;flex:0 0 16.666667%;max-width:16.666667%}.col-md-auto{-ms-flex:0 0 auto;flex:0 0 auto;width:auto;max-width:100%}.col-md-1{-ms-flex:0 0 8.333333%;flex:0 0 8.333333%;max-width:8.333333%}.col-md-2{-ms-flex:0 0 16.666667%;flex:0 0 16.666667%;max-width:16.666667%}.col-md-3{-ms-flex:0 0 25%;flex:0 0 25%;max-width:25%}.col-md-4{-ms-flex:0 0 33.333333%;flex:0 0 33.333333%;max-width:33.333333%}.col-md-5{-ms-flex:0 0 41.666667%;flex:0 0 41.666667%;max-width:41.666667%}.col-md-6{-ms-flex:0 0 50%;flex:0 0 50%;max-width:50%}.col-md-7{-ms-flex:0 0 58.333333%;flex:0 0 58.333333%;max-width:58.333333%}.col-md-8{-ms-flex:0 0 66.666667%;flex:0 0 66.666667%;max-width:66.666667%}.col-md-9{-ms-flex:0 0 75%;flex:0 0 75%;max-<text:soft-page-break/>width:75%}.col-md-10{-ms-flex:0 0 83.333333%;flex:0 0 83.333333%;max-width:83.333333%}.col-md-11{-ms-flex:0 0 91.666667%;flex:0 0 91.666667%;max-width:91.666667%}.col-md-12{-ms-flex:0 0 100%;flex:0 0 100%;max-width:100%}.order-md-first{-ms-flex-order:-1;order:-1}.order-md-last{-ms-flex-order:13;order:13}.order-md-0{-ms-flex-order:0;order:0}.order-md-1{-ms-flex-order:1;order:1}.order-md-2{-ms-flex-order:2;order:2}.order-md-3{-ms-flex-order:3;order:3}.order-md-4{-ms-flex-order:4;order:4}.order-md-5{-ms-flex-order:5;order:5}.order-md-6{-ms-flex-order:6;order:6}.order-md-7{-ms-flex-order:7;order:7}.order-md-8{-ms-flex-order:8;order:8}.order-md-9{-ms-flex-order:9;order:9}.order-md-10{-ms-flex-order:10;order:10}.order-md-11{-ms-flex-order:11;order:11}.order-md-12{-ms-flex-order:12;order:12}.offset-md-0{margin-left:0}.offset-md-1{margin-left:8.333333%}.offset-md-2{margin-left:16.666667%}.offset-md-3{margin-left:25%}.offset-md-4{margin-left:33.333333%}.offset-md-5{margin-left:41.666667%}.offset-md-6{margin-left:50%}.offset-md-7{margin-left:58.333333%}.offset-md-8{margin-left:66.666667%}.offset-md-9{margin-left:75%}.offset-md-10{margin-left:83.333333%}.offset-md-11{margin-left:91.666667%}}@media (min-width:992px){.col-lg{-ms-flex-preferred-size:0;flex-basis:0;-ms-flex-positive:1;flex-grow:1;max-width:100%}.row-cols-lg-1&gt;*{-ms-flex:0 0 100%;flex:0 0 100%;max-width:100%}.row-cols-lg-2&gt;*{-ms-flex:0 0 50%;flex:0 0 50%;max-width:50%}.row-cols-lg-3&gt;*{-ms-flex:0 0 33.333333%;flex:0 0 33.333333%;max-width:33.333333%}.row-cols-lg-4&gt;*{-ms-flex:0 0 25%;flex:0 0 25%;max-width:25%}.row-cols-lg-5&gt;*{-ms-flex:0 0 20%;flex:0 0 20%;max-width:20%}.row-cols-lg-6&gt;*{-ms-flex:0 0 16.666667%;flex:0 0 16.666667%;max-width:16.666667%}.col-lg-auto{-ms-flex:0 0 auto;flex:0 0 auto;width:auto;max-width:100%}.col-lg-1{-ms-flex:0 0 8.333333%;flex:0 0 8.333333%;max-width:8.333333%}.col-lg-2{-ms-flex:0 0 16.666667%;flex:0 0 16.666667%;max-width:16.666667%}.col-lg-3{-ms-flex:0 0 25%;flex:0 0 25%;max-width:25%}.col-lg-4{-ms-flex:0 0 33.333333%;flex:0 0 33.333333%;max-width:33.333333%}.col-lg-5{-ms-flex:0 0 41.666667%;flex:0 0 41.666667%;max-width:41.666667%}.col-lg-6{-ms-flex:0 0 50%;flex:0 0 50%;max-width:50%}.col-lg-7{-ms-flex:0 0 58.333333%;flex:0 0 58.333333%;max-width:58.333333%}.col-lg-8{-ms-flex:0 0 66.666667%;flex:0 0 66.666667%;max-width:66.666667%}.col-lg-9{-ms-flex:0 0 75%;flex:0 0 75%;max-width:75%}.col-lg-10{-ms-flex:0 0 83.333333%;flex:0 0 83.333333%;max-width:83.333333%}.col-lg-11{-ms-flex:0 0 91.666667%;flex:0 0 91.666667%;max-width:91.666667%}.col-lg-12{-ms-flex:0 0 100%;flex:0 0 100%;max-width:100%}.order-lg-first{-ms-flex-order:-1;order:-1}.order-lg-last{-ms-flex-order:13;order:13}.order-lg-0{-ms-flex-order:0;order:0}.order-lg-1{-ms-flex-order:1;order:1}.order-lg-2{-ms-flex-order:2;order:2}.order-lg-3{-ms-flex-order:3;order:3}.order-lg-4{-ms-flex-order:4;order:4}.order-lg-5{-ms-flex-order:5;order:5}.order-lg-6{-ms-flex-order:6;order:6}.order-lg-7{-ms-flex-order:7;order:7}.order-lg-8{-ms-flex-order:8;order:8}.order-lg-9{-ms-flex-order:9;order:9}.order-lg-10{-ms-flex-order:10;order:10}.order-lg-11{-ms-flex-order:11;order:11}.order-lg-12{-ms-flex-order:12;order:12}.offset-lg-0{margin-left:0}.offset-lg-1{margin-left:8.333333%}.offset-lg-2{margin-left:16.666667%}.offset-lg-3{margin-left:25%}.offset-lg-4{margin-left:33.333333%}.offset-lg-5{margin-left:41.666667%}.offset-lg-6{margin-left:50%}.offset-lg-7{margin-left:58.333333%}.offset-lg-8{margin-left:66.666667%}.offset-lg-9{margin-left:75%}.offset-lg-10{margin-left:83.333333%}.offset-lg-11{margin-left:91.666667%}}@media (min-width:1200px){.col-xl{-ms-flex-preferred-size:0;flex-basis:0;-ms-flex-positive:1;flex-grow:1;max-width:100%}.row-cols-xl-1&gt;*{-ms-flex:0 0 100%;flex:0 0 100%;max-width:100%}.row-cols-xl-2&gt;*{-ms-flex:0 0 50%;flex:0 0 50%;max-width:50%}.row-cols-xl-3&gt;*{-ms-flex:0 0 33.333333%;flex:0 0 33.333333%;max-width:33.333333%}.row-cols-xl-4&gt;*{-ms-flex:0 0 25%;flex:0 0 25%;max-width:25%}.row-cols-xl-5&gt;*{-ms-flex:0 0 20%;flex:0 0 20%;max-width:20%}.row-cols-xl-6&gt;*{-ms-flex:0 0 16.666667%;flex:0 0 16.666667%;max-width:16.666667%}.col-xl-auto{-ms-flex:0 0 auto;flex:0 0 auto;width:auto;max-width:100%}.col-xl-1{-ms-flex:0 0 8.333333%;flex:0 0 8.333333%;max-width:8.333333%}.col-xl-2{-ms-flex:0 0 16.666667%;flex:0 0 16.666667%;max-width:16.666667%}.col-xl-3{-ms-flex:0 0 25%;flex:0 0 25%;max-width:25%}.col-xl-4{-ms-flex:0 0 33.333333%;flex:0 0 33.333333%;max-width:33.333333%}.col-xl-5{-ms-flex:0 0 41.666667%;flex:0 0 41.666667%;max-width:41.666667%}.col-xl-6{-ms-flex:0 0 50%;flex:0 0 50%;max-width:50%}.col-xl-7{-ms-flex:0 0 58.333333%;flex:0 <text:soft-page-break/>0 58.333333%;max-width:58.333333%}.col-xl-8{-ms-flex:0 0 66.666667%;flex:0 0 66.666667%;max-width:66.666667%}.col-xl-9{-ms-flex:0 0 75%;flex:0 0 75%;max-width:75%}.col-xl-10{-ms-flex:0 0 83.333333%;flex:0 0 83.333333%;max-width:83.333333%}.col-xl-11{-ms-flex:0 0 91.666667%;flex:0 0 91.666667%;max-width:91.666667%}.col-xl-12{-ms-flex:0 0 100%;flex:0 0 100%;max-width:100%}.order-xl-first{-ms-flex-order:-1;order:-1}.order-xl-last{-ms-flex-order:13;order:13}.order-xl-0{-ms-flex-order:0;order:0}.order-xl-1{-ms-flex-order:1;order:1}.order-xl-2{-ms-flex-order:2;order:2}.order-xl-3{-ms-flex-order:3;order:3}.order-xl-4{-ms-flex-order:4;order:4}.order-xl-5{-ms-flex-order:5;order:5}.order-xl-6{-ms-flex-order:6;order:6}.order-xl-7{-ms-flex-order:7;order:7}.order-xl-8{-ms-flex-order:8;order:8}.order-xl-9{-ms-flex-order:9;order:9}.order-xl-10{-ms-flex-order:10;order:10}.order-xl-11{-ms-flex-order:11;order:11}.order-xl-12{-ms-flex-order:12;order:12}.offset-xl-0{margin-left:0}.offset-xl-1{margin-left:8.333333%}.offset-xl-2{margin-left:16.666667%}.offset-xl-3{margin-left:25%}.offset-xl-4{margin-left:33.333333%}.offset-xl-5{margin-left:41.666667%}.offset-xl-6{margin-left:50%}.offset-xl-7{margin-left:58.333333%}.offset-xl-8{margin-left:66.666667%}.offset-xl-9{margin-left:75%}.offset-xl-10{margin-left:83.333333%}.offset-xl-11{margin-left:91.666667%}}.table{width:100%;margin-bottom:1rem;color:#212529}.table td,.table th{padding:.75rem;vertical-align:top;border-top:1px solid #dee2e6}.table thead th{vertical-align:bottom;border-bottom:2px solid #dee2e6}.table tbody+tbody{border-top:2px solid #dee2e6}.table-sm td,.table-sm th{padding:.3rem}.table-bordered{border:1px solid #dee2e6}.table-bordered td,.table-bordered th{border:1px solid #dee2e6}.table-bordered thead td,.table-bordered thead th{border-bottom-width:2px}.table-borderless tbody+tbody,.table-borderless td,.table-borderless th,.table-borderless thead th{border:0}.table-striped tbody tr:nth-of-type(odd){background-color:rgba(0,0,0,.05)}.table-hover tbody tr:hover{color:#212529;background-color:rgba(0,0,0,.075)}.table-primary,.table-primary&gt;td,.table-primary&gt;th{background-color:#b8daff}.table-primary tbody+tbody,.table-primary td,.table-primary th,.table-primary thead th{border-color:#7abaff}.table-hover .table-primary:hover{background-color:#9fcdff}.table-hover .table-primary:hover&gt;td,.table-hover .table-primary:hover&gt;th{background-color:#9fcdff}.table-secondary,.table-secondary&gt;td,.table-secondary&gt;th{background-color:#d6d8db}.table-secondary tbody+tbody,.table-secondary td,.table-secondary th,.table-secondary thead th{border-color:#b3b7bb}.table-hover .table-secondary:hover{background-color:#c8cbcf}.table-hover .table-secondary:hover&gt;td,.table-hover .table-secondary:hover&gt;th{background-color:#c8cbcf}.table-success,.table-success&gt;td,.table-success&gt;th{background-color:#c3e6cb}.table-success tbody+tbody,.table-success td,.table-success th,.table-success thead th{border-color:#8fd19e}.table-hover .table-success:hover{background-color:#b1dfbb}.table-hover .table-success:hover&gt;td,.table-hover .table-success:hover&gt;th{background-color:#b1dfbb}.table-info,.table-info&gt;td,.table-info&gt;th{background-color:#bee5eb}.table-info tbody+tbody,.table-info td,.table-info th,.table-info thead th{border-color:#86cfda}.table-hover .table-info:hover{background-color:#abdde5}.table-hover .table-info:hover&gt;td,.table-hover .table-info:hover&gt;th{background-color:#abdde5}.table-warning,.table-warning&gt;td,.table-warning&gt;th{background-color:#ffeeba}.table-warning tbody+tbody,.table-warning td,.table-warning th,.table-warning thead th{border-color:#ffdf7e}.table-hover .table-warning:hover{background-color:#ffe8a1}.table-hover .table-warning:hover&gt;td,.table-hover .table-warning:hover&gt;th{background-color:#ffe8a1}.table-danger,.table-danger&gt;td,.table-danger&gt;th{background-color:#f5c6cb}.table-danger tbody+tbody,.table-danger td,.table-danger th,.table-danger thead th{border-color:#ed969e}.table-hover .table-danger:hover{background-color:#f1b0b7}.table-hover .table-danger:hover&gt;td,.table-hover .table-danger:hover&gt;th{background-color:#f1b0b7}.table-light,.table-light&gt;td,.table-light&gt;th{background-color:#fdfdfe}.table-light tbody+tbody,.table-light td,.table-light th,.table-light thead th{border-color:#fbfcfc}.table-hover .table-light:hover{background-color:#ececf6}.table-hover .table-light:hover&gt;td,.table-hover .table-light:hover&gt;th{background-color:#ececf6}.table-dark,.table-dark&gt;td,.table-dark&gt;th{background-color:#c6c8ca}.table-dark tbody+tbody,.table-dark td,.table-dark th,.table-dark thead th{border-color:#95999c}.table-hover .table-<text:soft-page-break/>dark:hover{background-color:#b9bbbe}.table-hover .table-dark:hover&gt;td,.table-hover .table-dark:hover&gt;th{background-color:#b9bbbe}.table-active,.table-active&gt;td,.table-active&gt;th{background-color:rgba(0,0,0,.075)}.table-hover .table-active:hover{background-color:rgba(0,0,0,.075)}.table-hover .table-active:hover&gt;td,.table-hover .table-active:hover&gt;th{background-color:rgba(0,0,0,.075)}.table .thead-dark th{color:#fff;background-color:#343a40;border-color:#454d55}.table .thead-light th{color:#495057;background-color:#e9ecef;border-color:#dee2e6}.table-dark{color:#fff;background-color:#343a40}.table-dark td,.table-dark th,.table-dark thead th{border-color:#454d55}.table-dark.table-bordered{border:0}.table-dark.table-striped tbody tr:nth-of-type(odd){background-color:rgba(255,255,255,.05)}.table-dark.table-hover tbody tr:hover{color:#fff;background-color:rgba(255,255,255,.075)}@media (max-width:575.98px){.table-responsive-sm{display:block;width:100%;overflow-x:auto;-webkit-overflow-scrolling:touch}.table-responsive-sm&gt;.table-bordered{border:0}}@media (max-width:767.98px){.table-responsive-md{display:block;width:100%;overflow-x:auto;-webkit-overflow-scrolling:touch}.table-responsive-md&gt;.table-bordered{border:0}}@media (max-width:991.98px){.table-responsive-lg{display:block;width:100%;overflow-x:auto;-webkit-overflow-scrolling:touch}.table-responsive-lg&gt;.table-bordered{border:0}}@media (max-width:1199.98px){.table-responsive-xl{display:block;width:100%;overflow-x:auto;-webkit-overflow-scrolling:touch}.table-responsive-xl&gt;.table-bordered{border:0}}.table-responsive{display:block;width:100%;overflow-x:auto;-webkit-overflow-scrolling:touch}.table-responsive&gt;.table-bordered{border:0}.form-control{display:block;width:100%;height:calc(1.5em + .75rem + 2px);padding:.375rem .75rem;font-size:1rem;font-weight:400;line-height:1.5;color:#495057;background-color:#fff;background-clip:padding-box;border:1px solid #ced4da;border-radius:.25rem;transition:border-color .15s ease-in-out,box-shadow .15s ease-in-out}@media (prefers-reduced-motion:reduce){.form-control{transition:none}}.form-control::-ms-expand{background-color:transparent;border:0}.form-control:-moz-focusring{color:transparent;text-shadow:0 0 0 #495057}.form-control:focus{color:#495057;background-color:#fff;border-color:#80bdff;outline:0;box-shadow:0 0 0 .2rem rgba(0,123,255,.25)}.form-control::-webkit-input-placeholder{color:#6c757d;opacity:1}.form-control::-moz-placeholder{color:#6c757d;opacity:1}.form-control:-ms-input-placeholder{color:#6c757d;opacity:1}.form-control::-ms-input-placeholder{color:#6c757d;opacity:1}.form-control::placeholder{color:#6c757d;opacity:1}.form-control:disabled,.form-control[readonly]{background-color:#e9ecef;opacity:1}input[type=date].form-control,input[type=datetime-local].form-control,input[type=month].form-control,input[type=time].form-control{-webkit-appearance:none;-moz-appearance:none;appearance:none}select.form-control:focus::-ms-value{color:#495057;background-color:#fff}.form-control-file,.form-control-range{display:block;width:100%}.col-form-label{padding-top:calc(.375rem + 1px);padding-bottom:calc(.375rem + 1px);margin-bottom:0;font-size:inherit;line-height:1.5}.col-form-label-lg{padding-top:calc(.5rem + 1px);padding-bottom:calc(.5rem + 1px);font-size:1.25rem;line-height:1.5}.col-form-label-sm{padding-top:calc(.25rem + 1px);padding-bottom:calc(.25rem + 1px);font-size:.875rem;line-height:1.5}.form-control-plaintext{display:block;width:100%;padding:.375rem 0;margin-bottom:0;font-size:1rem;line-height:1.5;color:#212529;background-color:transparent;border:solid transparent;border-width:1px 0}.form-control-plaintext.form-control-lg,.form-control-plaintext.form-control-sm{padding-right:0;padding-left:0}.form-control-sm{height:calc(1.5em + .5rem + 2px);padding:.25rem .5rem;font-size:.875rem;line-height:1.5;border-radius:.2rem}.form-control-lg{height:calc(1.5em + 1rem + 2px);padding:.5rem 1rem;font-size:1.25rem;line-height:1.5;border-radius:.3rem}select.form-control[multiple],select.form-control[size]{height:auto}textarea.form-control{height:auto}.form-group{margin-bottom:1rem}.form-text{display:block;margin-top:.25rem}.form-row{display:-ms-flexbox;display:flex;-ms-flex-wrap:wrap;flex-wrap:wrap;margin-right:-5px;margin-left:-5px}.form-row&gt;.col,.form-row&gt;[class*=col-]{padding-right:5px;padding-<text:soft-page-break/>left:5px}.form-check{position:relative;display:block;padding-left:1.25rem}.form-check-input{position:absolute;margin-top:.3rem;margin-left:-1.25rem}.form-check-input:disabled~.form-check-label,.form-check-input[disabled]~.form-check-label{color:#6c757d}.form-check-label{margin-bottom:0}.form-check-inline{display:-ms-inline-flexbox;display:inline-flex;-ms-flex-align:center;align-items:center;padding-left:0;margin-right:.75rem}.form-check-inline .form-check-input{position:static;margin-top:0;margin-right:.3125rem;margin-left:0}.valid-feedback{display:none;width:100%;margin-top:.25rem;font-size:80%;color:#28a745}.valid-tooltip{position:absolute;top:100%;left:0;z-index:5;display:none;max-width:100%;padding:.25rem .5rem;margin-top:.1rem;font-size:.875rem;line-height:1.5;color:#fff;background-color:rgba(40,167,69,.9);border-radius:.25rem}.is-valid~.valid-feedback,.is-valid~.valid-tooltip,.was-validated :valid~.valid-feedback,.was-validated :valid~.valid-tooltip{display:block}.form-control.is-valid,.was-validated .form-control:valid{border-color:#28a745;padding-right:calc(1.5em + .75rem);background-image:url("data:image/svg+xml,%3csvg xmlns='http://www.w3.org/2000/svg' width='8' height='8' viewBox='0 0 8 8'%3e%3cpath fill='%2328a745' d='M2.3 6.73L.6 4.53c-.4-1.04.46-1.4 1.1-.8l1.1 1.4 3.4-3.8c.6-.63 1.6-.27 1.2.7l-4 4.6c-.43.5-.8.4-1.1.1z'/%3e%3c/svg%3e");background-repeat:no-repeat;background-position:right calc(.375em + .1875rem) center;background-size:calc(.75em + .375rem) calc(.75em + .375rem)}.form-control.is-valid:focus,.was-validated .form-control:valid:focus{border-color:#28a745;box-shadow:0 0 0 .2rem rgba(40,167,69,.25)}.was-validated textarea.form-control:valid,textarea.form-control.is-valid{padding-right:calc(1.5em + .75rem);background-position:top calc(.375em + .1875rem) right calc(.375em + .1875rem)}.custom-select.is-valid,.was-validated .custom-select:valid{border-color:#28a745;padding-right:calc(.75em + 2.3125rem);background:url("data:image/svg+xml,%3csvg xmlns='http://www.w3.org/2000/svg' width='4' height='5' viewBox='0 0 4 5'%3e%3cpath fill='%23343a40' d='M2 0L0 2h4zm0 5L0 3h4z'/%3e%3c/svg%3e") no-repeat right .75rem center/8px 10px,url("data:image/svg+xml,%3csvg xmlns='http://www.w3.org/2000/svg' width='8' height='8' viewBox='0 0 8 8'%3e%3cpath fill='%2328a745' d='M2.3 6.73L.6 4.53c-.4-1.04.46-1.4 1.1-.8l1.1 1.4 3.4-3.8c.6-.63 1.6-.27 1.2.7l-4 4.6c-.43.5-.8.4-1.1.1z'/%3e%3c/svg%3e") #fff no-repeat center right 1.75rem/calc(.75em + .375rem) calc(.75em + .375rem)}.custom-select.is-valid:focus,.was-validated .custom-select:valid:focus{border-color:#28a745;box-shadow:0 0 0 .2rem rgba(40,167,69,.25)}.form-check-input.is-valid~.form-check-label,.was-validated .form-check-input:valid~.form-check-label{color:#28a745}.form-check-input.is-valid~.valid-feedback,.form-check-input.is-valid~.valid-tooltip,.was-validated .form-check-input:valid~.valid-feedback,.was-validated .form-check-input:valid~.valid-tooltip{display:block}.custom-control-input.is-valid~.custom-control-label,.was-validated .custom-control-input:valid~.custom-control-label{color:#28a745}.custom-control-input.is-valid~.custom-control-label::before,.was-validated .custom-control-input:valid~.custom-control-label::before{border-color:#28a745}.custom-control-input.is-valid:checked~.custom-control-label::before,.was-validated .custom-control-input:valid:checked~.custom-control-label::before{border-color:#34ce57;background-color:#34ce57}.custom-control-input.is-valid:focus~.custom-control-label::before,.was-validated .custom-control-input:valid:focus~.custom-control-label::before{box-shadow:0 0 0 .2rem rgba(40,167,69,.25)}.custom-control-input.is-valid:focus:not(:checked)~.custom-control-label::before,.was-validated .custom-control-input:valid:focus:not(:checked)~.custom-control-label::before{border-color:#28a745}.custom-file-input.is-valid~.custom-file-label,.was-validated .custom-file-input:valid~.custom-file-label{border-color:#28a745}.custom-file-input.is-valid:focus~.custom-file-label,.was-validated .custom-file-input:valid:focus~.custom-file-label{border-color:#28a745;box-shadow:0 0 0 .2rem rgba(40,167,69,.25)}.invalid-feedback{display:none;width:100%;margin-top:.25rem;font-size:80%;color:#dc3545}.invalid-tooltip{position:absolute;top:100%;left:0;z-index:5;display:none;max-width:100%;padding:.25rem .5rem;margin-top:.1rem;font-size:.875rem;line-height:1.5;color:#fff;background-color:rgba(220,53,69,.9);border-<text:soft-page-break/>radius:.25rem}.is-invalid~.invalid-feedback,.is-invalid~.invalid-tooltip,.was-validated :invalid~.invalid-feedback,.was-validated :invalid~.invalid-tooltip{display:block}.form-control.is-invalid,.was-validated .form-control:invalid{border-color:#dc3545;padding-right:calc(1.5em + .75rem);background-image:url("data:image/svg+xml,%3csvg xmlns='http://www.w3.org/2000/svg' width='12' height='12' fill='none' stroke='%23dc3545' viewBox='0 0 12 12'%3e%3ccircle cx='6' cy='6' r='4.5'/%3e%3cpath stroke-linejoin='round' d='M5.8 3.6h.4L6 6.5z'/%3e%3ccircle cx='6' cy='8.2' r='.6' fill='%23dc3545' stroke='none'/%3e%3c/svg%3e");background-repeat:no-repeat;background-position:right calc(.375em + .1875rem) center;background-size:calc(.75em + .375rem) calc(.75em + .375rem)}.form-control.is-invalid:focus,.was-validated .form-control:invalid:focus{border-color:#dc3545;box-shadow:0 0 0 .2rem rgba(220,53,69,.25)}.was-validated textarea.form-control:invalid,textarea.form-control.is-invalid{padding-right:calc(1.5em + .75rem);background-position:top calc(.375em + .1875rem) right calc(.375em + .1875rem)}.custom-select.is-invalid,.was-validated .custom-select:invalid{border-color:#dc3545;padding-right:calc(.75em + 2.3125rem);background:url("data:image/svg+xml,%3csvg xmlns='http://www.w3.org/2000/svg' width='4' height='5' viewBox='0 0 4 5'%3e%3cpath fill='%23343a40' d='M2 0L0 2h4zm0 5L0 3h4z'/%3e%3c/svg%3e") no-repeat right .75rem center/8px 10px,url("data:image/svg+xml,%3csvg xmlns='http://www.w3.org/2000/svg' width='12' height='12' fill='none' stroke='%23dc3545' viewBox='0 0 12 12'%3e%3ccircle cx='6' cy='6' r='4.5'/%3e%3cpath stroke-linejoin='round' d='M5.8 3.6h.4L6 6.5z'/%3e%3ccircle cx='6' cy='8.2' r='.6' fill='%23dc3545' stroke='none'/%3e%3c/svg%3e") #fff no-repeat center right 1.75rem/calc(.75em + .375rem) calc(.75em + .375rem)}.custom-select.is-invalid:focus,.was-validated .custom-select:invalid:focus{border-color:#dc3545;box-shadow:0 0 0 .2rem rgba(220,53,69,.25)}.form-check-input.is-invalid~.form-check-label,.was-validated .form-check-input:invalid~.form-check-label{color:#dc3545}.form-check-input.is-invalid~.invalid-feedback,.form-check-input.is-invalid~.invalid-tooltip,.was-validated .form-check-input:invalid~.invalid-feedback,.was-validated .form-check-input:invalid~.invalid-tooltip{display:block}.custom-control-input.is-invalid~.custom-control-label,.was-validated .custom-control-input:invalid~.custom-control-label{color:#dc3545}.custom-control-input.is-invalid~.custom-control-label::before,.was-validated .custom-control-input:invalid~.custom-control-label::before{border-color:#dc3545}.custom-control-input.is-invalid:checked~.custom-control-label::before,.was-validated .custom-control-input:invalid:checked~.custom-control-label::before{border-color:#e4606d;background-color:#e4606d}.custom-control-input.is-invalid:focus~.custom-control-label::before,.was-validated .custom-control-input:invalid:focus~.custom-control-label::before{box-shadow:0 0 0 .2rem rgba(220,53,69,.25)}.custom-control-input.is-invalid:focus:not(:checked)~.custom-control-label::before,.was-validated .custom-control-input:invalid:focus:not(:checked)~.custom-control-label::before{border-color:#dc3545}.custom-file-input.is-invalid~.custom-file-label,.was-validated .custom-file-input:invalid~.custom-file-label{border-color:#dc3545}.custom-file-input.is-invalid:focus~.custom-file-label,.was-validated .custom-file-input:invalid:focus~.custom-file-label{border-color:#dc3545;box-shadow:0 0 0 .2rem rgba(220,53,69,.25)}.form-inline{display:-ms-flexbox;display:flex;-ms-flex-flow:row wrap;flex-flow:row wrap;-ms-flex-align:center;align-items:center}.form-inline .form-check{width:100%}@media (min-width:576px){.form-inline label{display:-ms-flexbox;display:flex;-ms-flex-align:center;align-items:center;-ms-flex-pack:center;justify-content:center;margin-bottom:0}.form-inline .form-group{display:-ms-flexbox;display:flex;-ms-flex:0 0 auto;flex:0 0 auto;-ms-flex-flow:row wrap;flex-flow:row wrap;-ms-flex-align:center;align-items:center;margin-bottom:0}.form-inline .form-control{display:inline-block;width:auto;vertical-align:middle}.form-inline .form-control-plaintext{display:inline-block}.form-inline .custom-select,.form-inline .input-group{width:auto}.form-inline .form-check{display:-ms-flexbox;display:flex;-ms-flex-align:center;align-items:center;-ms-flex-pack:center;justify-content:center;width:auto;padding-left:0}.form-inline .form-check-input{position:relative;-ms-flex-negative:0;flex-shrink:0;margin-top:0;margin-right:.25rem;margin-left:0}.form-<text:soft-page-break/>inline .custom-control{-ms-flex-align:center;align-items:center;-ms-flex-pack:center;justify-content:center}.form-inline .custom-control-label{margin-bottom:0}}.btn{display:inline-block;font-weight:400;color:#212529;text-align:center;vertical-align:middle;-webkit-user-select:none;-moz-user-select:none;-ms-user-select:none;user-select:none;background-color:transparent;border:1px solid transparent;padding:.375rem .75rem;font-size:1rem;line-height:1.5;border-radius:.25rem;transition:color .15s ease-in-out,background-color .15s ease-in-out,border-color .15s ease-in-out,box-shadow .15s ease-in-out}@media (prefers-reduced-motion:reduce){.btn{transition:none}}.btn:hover{color:#212529;text-decoration:none}.btn.focus,.btn:focus{outline:0;box-shadow:0 0 0 .2rem rgba(0,123,255,.25)}.btn.disabled,.btn:disabled{opacity:.65}.btn:not(:disabled):not(.disabled){cursor:pointer}a.btn.disabled,fieldset:disabled a.btn{pointer-events:none}.btn-primary{color:#fff;background-color:#007bff;border-color:#007bff}.btn-primary:hover{color:#fff;background-color:#0069d9;border-color:#0062cc}.btn-primary.focus,.btn-primary:focus{color:#fff;background-color:#0069d9;border-color:#0062cc;box-shadow:0 0 0 .2rem rgba(38,143,255,.5)}.btn-primary.disabled,.btn-primary:disabled{color:#fff;background-color:#007bff;border-color:#007bff}.btn-primary:not(:disabled):not(.disabled).active,.btn-primary:not(:disabled):not(.disabled):active,.show&gt;.btn-primary.dropdown-toggle{color:#fff;background-color:#0062cc;border-color:#005cbf}.btn-primary:not(:disabled):not(.disabled).active:focus,.btn-primary:not(:disabled):not(.disabled):active:focus,.show&gt;.btn-primary.dropdown-toggle:focus{box-shadow:0 0 0 .2rem rgba(38,143,255,.5)}.btn-secondary{color:#fff;background-color:#6c757d;border-color:#6c757d}.btn-secondary:hover{color:#fff;background-color:#5a6268;border-color:#545b62}.btn-secondary.focus,.btn-secondary:focus{color:#fff;background-color:#5a6268;border-color:#545b62;box-shadow:0 0 0 .2rem rgba(130,138,145,.5)}.btn-secondary.disabled,.btn-secondary:disabled{color:#fff;background-color:#6c757d;border-color:#6c757d}.btn-secondary:not(:disabled):not(.disabled).active,.btn-secondary:not(:disabled):not(.disabled):active,.show&gt;.btn-secondary.dropdown-toggle{color:#fff;background-color:#545b62;border-color:#4e555b}.btn-secondary:not(:disabled):not(.disabled).active:focus,.btn-secondary:not(:disabled):not(.disabled):active:focus,.show&gt;.btn-secondary.dropdown-toggle:focus{box-shadow:0 0 0 .2rem rgba(130,138,145,.5)}.btn-success{color:#fff;background-color:#28a745;border-color:#28a745}.btn-success:hover{color:#fff;background-color:#218838;border-color:#1e7e34}.btn-success.focus,.btn-success:focus{color:#fff;background-color:#218838;border-color:#1e7e34;box-shadow:0 0 0 .2rem rgba(72,180,97,.5)}.btn-success.disabled,.btn-success:disabled{color:#fff;background-color:#28a745;border-color:#28a745}.btn-success:not(:disabled):not(.disabled).active,.btn-success:not(:disabled):not(.disabled):active,.show&gt;.btn-success.dropdown-toggle{color:#fff;background-color:#1e7e34;border-color:#1c7430}.btn-success:not(:disabled):not(.disabled).active:focus,.btn-success:not(:disabled):not(.disabled):active:focus,.show&gt;.btn-success.dropdown-toggle:focus{box-shadow:0 0 0 .2rem rgba(72,180,97,.5)}.btn-info{color:#fff;background-color:#17a2b8;border-color:#17a2b8}.btn-info:hover{color:#fff;background-color:#138496;border-color:#117a8b}.btn-info.focus,.btn-info:focus{color:#fff;background-color:#138496;border-color:#117a8b;box-shadow:0 0 0 .2rem rgba(58,176,195,.5)}.btn-info.disabled,.btn-info:disabled{color:#fff;background-color:#17a2b8;border-color:#17a2b8}.btn-info:not(:disabled):not(.disabled).active,.btn-info:not(:disabled):not(.disabled):active,.show&gt;.btn-info.dropdown-toggle{color:#fff;background-color:#117a8b;border-color:#10707f}.btn-info:not(:disabled):not(.disabled).active:focus,.btn-info:not(:disabled):not(.disabled):active:focus,.show&gt;.btn-info.dropdown-toggle:focus{box-shadow:0 0 0 .2rem rgba(58,176,195,.5)}.btn-warning{color:#212529;background-color:#ffc107;border-color:#ffc107}.btn-warning:hover{color:#212529;background-color:#e0a800;border-color:#d39e00}.btn-warning.focus,.btn-warning:focus{color:#212529;background-color:#e0a800;border-color:#d39e00;box-shadow:0 0 0 .2rem rgba(222,170,12,.5)}.btn-<text:soft-page-break/>warning.disabled,.btn-warning:disabled{color:#212529;background-color:#ffc107;border-color:#ffc107}.btn-warning:not(:disabled):not(.disabled).active,.btn-warning:not(:disabled):not(.disabled):active,.show&gt;.btn-warning.dropdown-toggle{color:#212529;background-color:#d39e00;border-color:#c69500}.btn-warning:not(:disabled):not(.disabled).active:focus,.btn-warning:not(:disabled):not(.disabled):active:focus,.show&gt;.btn-warning.dropdown-toggle:focus{box-shadow:0 0 0 .2rem rgba(222,170,12,.5)}.btn-danger{color:#fff;background-color:#dc3545;border-color:#dc3545}.btn-danger:hover{color:#fff;background-color:#c82333;border-color:#bd2130}.btn-danger.focus,.btn-danger:focus{color:#fff;background-color:#c82333;border-color:#bd2130;box-shadow:0 0 0 .2rem rgba(225,83,97,.5)}.btn-danger.disabled,.btn-danger:disabled{color:#fff;background-color:#dc3545;border-color:#dc3545}.btn-danger:not(:disabled):not(.disabled).active,.btn-danger:not(:disabled):not(.disabled):active,.show&gt;.btn-danger.dropdown-toggle{color:#fff;background-color:#bd2130;border-color:#b21f2d}.btn-danger:not(:disabled):not(.disabled).active:focus,.btn-danger:not(:disabled):not(.disabled):active:focus,.show&gt;.btn-danger.dropdown-toggle:focus{box-shadow:0 0 0 .2rem rgba(225,83,97,.5)}.btn-light{color:#212529;background-color:#f8f9fa;border-color:#f8f9fa}.btn-light:hover{color:#212529;background-color:#e2e6ea;border-color:#dae0e5}.btn-light.focus,.btn-light:focus{color:#212529;background-color:#e2e6ea;border-color:#dae0e5;box-shadow:0 0 0 .2rem rgba(216,217,219,.5)}.btn-light.disabled,.btn-light:disabled{color:#212529;background-color:#f8f9fa;border-color:#f8f9fa}.btn-light:not(:disabled):not(.disabled).active,.btn-light:not(:disabled):not(.disabled):active,.show&gt;.btn-light.dropdown-toggle{color:#212529;background-color:#dae0e5;border-color:#d3d9df}.btn-light:not(:disabled):not(.disabled).active:focus,.btn-light:not(:disabled):not(.disabled):active:focus,.show&gt;.btn-light.dropdown-toggle:focus{box-shadow:0 0 0 .2rem rgba(216,217,219,.5)}.btn-dark{color:#fff;background-color:#343a40;border-color:#343a40}.btn-dark:hover{color:#fff;background-color:#23272b;border-color:#1d2124}.btn-dark.focus,.btn-dark:focus{color:#fff;background-color:#23272b;border-color:#1d2124;box-shadow:0 0 0 .2rem rgba(82,88,93,.5)}.btn-dark.disabled,.btn-dark:disabled{color:#fff;background-color:#343a40;border-color:#343a40}.btn-dark:not(:disabled):not(.disabled).active,.btn-dark:not(:disabled):not(.disabled):active,.show&gt;.btn-dark.dropdown-toggle{color:#fff;background-color:#1d2124;border-color:#171a1d}.btn-dark:not(:disabled):not(.disabled).active:focus,.btn-dark:not(:disabled):not(.disabled):active:focus,.show&gt;.btn-dark.dropdown-toggle:focus{box-shadow:0 0 0 .2rem rgba(82,88,93,.5)}.btn-outline-primary{color:#007bff;border-color:#007bff}.btn-outline-primary:hover{color:#fff;background-color:#007bff;border-color:#007bff}.btn-outline-primary.focus,.btn-outline-primary:focus{box-shadow:0 0 0 .2rem rgba(0,123,255,.5)}.btn-outline-primary.disabled,.btn-outline-primary:disabled{color:#007bff;background-color:transparent}.btn-outline-primary:not(:disabled):not(.disabled).active,.btn-outline-primary:not(:disabled):not(.disabled):active,.show&gt;.btn-outline-primary.dropdown-toggle{color:#fff;background-color:#007bff;border-color:#007bff}.btn-outline-primary:not(:disabled):not(.disabled).active:focus,.btn-outline-primary:not(:disabled):not(.disabled):active:focus,.show&gt;.btn-outline-primary.dropdown-toggle:focus{box-shadow:0 0 0 .2rem rgba(0,123,255,.5)}.btn-outline-secondary{color:#6c757d;border-color:#6c757d}.btn-outline-secondary:hover{color:#fff;background-color:#6c757d;border-color:#6c757d}.btn-outline-secondary.focus,.btn-outline-secondary:focus{box-shadow:0 0 0 .2rem rgba(108,117,125,.5)}.btn-outline-secondary.disabled,.btn-outline-secondary:disabled{color:#6c757d;background-color:transparent}.btn-outline-secondary:not(:disabled):not(.disabled).active,.btn-outline-secondary:not(:disabled):not(.disabled):active,.show&gt;.btn-outline-secondary.dropdown-toggle{color:#fff;background-color:#6c757d;border-color:#6c757d}.btn-outline-secondary:not(:disabled):not(.disabled).active:focus,.btn-outline-<text:soft-page-break/>secondary:not(:disabled):not(.disabled):active:focus,.show&gt;.btn-outline-secondary.dropdown-toggle:focus{box-shadow:0 0 0 .2rem rgba(108,117,125,.5)}.btn-outline-success{color:#28a745;border-color:#28a745}.btn-outline-success:hover{color:#fff;background-color:#28a745;border-color:#28a745}.btn-outline-success.focus,.btn-outline-success:focus{box-shadow:0 0 0 .2rem rgba(40,167,69,.5)}.btn-outline-success.disabled,.btn-outline-success:disabled{color:#28a745;background-color:transparent}.btn-outline-success:not(:disabled):not(.disabled).active,.btn-outline-success:not(:disabled):not(.disabled):active,.show&gt;.btn-outline-success.dropdown-toggle{color:#fff;background-color:#28a745;border-color:#28a745}.btn-outline-success:not(:disabled):not(.disabled).active:focus,.btn-outline-success:not(:disabled):not(.disabled):active:focus,.show&gt;.btn-outline-success.dropdown-toggle:focus{box-shadow:0 0 0 .2rem rgba(40,167,69,.5)}.btn-outline-info{color:#17a2b8;border-color:#17a2b8}.btn-outline-info:hover{color:#fff;background-color:#17a2b8;border-color:#17a2b8}.btn-outline-info.focus,.btn-outline-info:focus{box-shadow:0 0 0 .2rem rgba(23,162,184,.5)}.btn-outline-info.disabled,.btn-outline-info:disabled{color:#17a2b8;background-color:transparent}.btn-outline-info:not(:disabled):not(.disabled).active,.btn-outline-info:not(:disabled):not(.disabled):active,.show&gt;.btn-outline-info.dropdown-toggle{color:#fff;background-color:#17a2b8;border-color:#17a2b8}.btn-outline-info:not(:disabled):not(.disabled).active:focus,.btn-outline-info:not(:disabled):not(.disabled):active:focus,.show&gt;.btn-outline-info.dropdown-toggle:focus{box-shadow:0 0 0 .2rem rgba(23,162,184,.5)}.btn-outline-warning{color:#ffc107;border-color:#ffc107}.btn-outline-warning:hover{color:#212529;background-color:#ffc107;border-color:#ffc107}.btn-outline-warning.focus,.btn-outline-warning:focus{box-shadow:0 0 0 .2rem rgba(255,193,7,.5)}.btn-outline-warning.disabled,.btn-outline-warning:disabled{color:#ffc107;background-color:transparent}.btn-outline-warning:not(:disabled):not(.disabled).active,.btn-outline-warning:not(:disabled):not(.disabled):active,.show&gt;.btn-outline-warning.dropdown-toggle{color:#212529;background-color:#ffc107;border-color:#ffc107}.btn-outline-warning:not(:disabled):not(.disabled).active:focus,.btn-outline-warning:not(:disabled):not(.disabled):active:focus,.show&gt;.btn-outline-warning.dropdown-toggle:focus{box-shadow:0 0 0 .2rem rgba(255,193,7,.5)}.btn-outline-danger{color:#dc3545;border-color:#dc3545}.btn-outline-danger:hover{color:#fff;background-color:#dc3545;border-color:#dc3545}.btn-outline-danger.focus,.btn-outline-danger:focus{box-shadow:0 0 0 .2rem rgba(220,53,69,.5)}.btn-outline-danger.disabled,.btn-outline-danger:disabled{color:#dc3545;background-color:transparent}.btn-outline-danger:not(:disabled):not(.disabled).active,.btn-outline-danger:not(:disabled):not(.disabled):active,.show&gt;.btn-outline-danger.dropdown-toggle{color:#fff;background-color:#dc3545;border-color:#dc3545}.btn-outline-danger:not(:disabled):not(.disabled).active:focus,.btn-outline-danger:not(:disabled):not(.disabled):active:focus,.show&gt;.btn-outline-danger.dropdown-toggle:focus{box-shadow:0 0 0 .2rem rgba(220,53,69,.5)}.btn-outline-light{color:#f8f9fa;border-color:#f8f9fa}.btn-outline-light:hover{color:#212529;background-color:#f8f9fa;border-color:#f8f9fa}.btn-outline-light.focus,.btn-outline-light:focus{box-shadow:0 0 0 .2rem rgba(248,249,250,.5)}.btn-outline-light.disabled,.btn-outline-light:disabled{color:#f8f9fa;background-color:transparent}.btn-outline-light:not(:disabled):not(.disabled).active,.btn-outline-light:not(:disabled):not(.disabled):active,.show&gt;.btn-outline-light.dropdown-toggle{color:#212529;background-color:#f8f9fa;border-color:#f8f9fa}.btn-outline-light:not(:disabled):not(.disabled).active:focus,.btn-outline-light:not(:disabled):not(.disabled):active:focus,.show&gt;.btn-outline-light.dropdown-toggle:focus{box-shadow:0 0 0 .2rem rgba(248,249,250,.5)}.btn-outline-dark{color:#343a40;border-color:#343a40}.btn-outline-dark:hover{color:#fff;background-color:#343a40;border-color:#343a40}.btn-outline-dark.focus,.btn-outline-dark:focus{box-shadow:0 0 0 .2rem rgba(52,58,64,.5)}.btn-outline-dark.disabled,.btn-outline-<text:soft-page-break/>dark:disabled{color:#343a40;background-color:transparent}.btn-outline-dark:not(:disabled):not(.disabled).active,.btn-outline-dark:not(:disabled):not(.disabled):active,.show&gt;.btn-outline-dark.dropdown-toggle{color:#fff;background-color:#343a40;border-color:#343a40}.btn-outline-dark:not(:disabled):not(.disabled).active:focus,.btn-outline-dark:not(:disabled):not(.disabled):active:focus,.show&gt;.btn-outline-dark.dropdown-toggle:focus{box-shadow:0 0 0 .2rem rgba(52,58,64,.5)}.btn-link{font-weight:400;color:#007bff;text-decoration:none}.btn-link:hover{color:#0056b3;text-decoration:underline}.btn-link.focus,.btn-link:focus{text-decoration:underline}.btn-link.disabled,.btn-link:disabled{color:#6c757d;pointer-events:none}.btn-group-lg&gt;.btn,.btn-lg{padding:.5rem 1rem;font-size:1.25rem;line-height:1.5;border-radius:.3rem}.btn-group-sm&gt;.btn,.btn-sm{padding:.25rem .5rem;font-size:.875rem;line-height:1.5;border-radius:.2rem}.btn-block{display:block;width:100%}.btn-block+.btn-block{margin-top:.5rem}input[type=button].btn-block,input[type=reset].btn-block,input[type=submit].btn-block{width:100%}.fade{transition:opacity .15s linear}@media (prefers-reduced-motion:reduce){.fade{transition:none}}.fade:not(.show){opacity:0}.collapse:not(.show){display:none}.collapsing{position:relative;height:0;overflow:hidden;transition:height .35s ease}@media (prefers-reduced-motion:reduce){.collapsing{transition:none}}.dropdown,.dropleft,.dropright,.dropup{position:relative}.dropdown-toggle{white-space:nowrap}.dropdown-toggle::after{display:inline-block;margin-left:.255em;vertical-align:.255em;content:"";border-top:.3em solid;border-right:.3em solid transparent;border-bottom:0;border-left:.3em solid transparent}.dropdown-toggle:empty::after{margin-left:0}.dropdown-menu{position:absolute;top:100%;left:0;z-index:1000;display:none;float:left;min-width:10rem;padding:.5rem 0;margin:.125rem 0 0;font-size:1rem;color:#212529;text-align:left;list-style:none;background-color:#fff;background-clip:padding-box;border:1px solid rgba(0,0,0,.15);border-radius:.25rem}.dropdown-menu-left{right:auto;left:0}.dropdown-menu-right{right:0;left:auto}@media (min-width:576px){.dropdown-menu-sm-left{right:auto;left:0}.dropdown-menu-sm-right{right:0;left:auto}}@media (min-width:768px){.dropdown-menu-md-left{right:auto;left:0}.dropdown-menu-md-right{right:0;left:auto}}@media (min-width:992px){.dropdown-menu-lg-left{right:auto;left:0}.dropdown-menu-lg-right{right:0;left:auto}}@media (min-width:1200px){.dropdown-menu-xl-left{right:auto;left:0}.dropdown-menu-xl-right{right:0;left:auto}}.dropup .dropdown-menu{top:auto;bottom:100%;margin-top:0;margin-bottom:.125rem}.dropup .dropdown-toggle::after{display:inline-block;margin-left:.255em;vertical-align:.255em;content:"";border-top:0;border-right:.3em solid transparent;border-bottom:.3em solid;border-left:.3em solid transparent}.dropup .dropdown-toggle:empty::after{margin-left:0}.dropright .dropdown-menu{top:0;right:auto;left:100%;margin-top:0;margin-left:.125rem}.dropright .dropdown-toggle::after{display:inline-block;margin-left:.255em;vertical-align:.255em;content:"";border-top:.3em solid transparent;border-right:0;border-bottom:.3em solid transparent;border-left:.3em solid}.dropright .dropdown-toggle:empty::after{margin-left:0}.dropright .dropdown-toggle::after{vertical-align:0}.dropleft .dropdown-menu{top:0;right:100%;left:auto;margin-top:0;margin-right:.125rem}.dropleft .dropdown-toggle::after{display:inline-block;margin-left:.255em;vertical-align:.255em;content:""}.dropleft .dropdown-toggle::after{display:none}.dropleft .dropdown-toggle::before{display:inline-block;margin-right:.255em;vertical-align:.255em;content:"";border-top:.3em solid transparent;border-right:.3em solid;border-bottom:.3em solid transparent}.dropleft .dropdown-toggle:empty::after{margin-left:0}.dropleft .dropdown-toggle::before{vertical-align:0}.dropdown-menu[x-placement^=bottom],.dropdown-menu[x-placement^=left],.dropdown-menu[x-placement^=right],.dropdown-menu[x-placement^=top]{right:auto;bottom:auto}.dropdown-divider{height:0;margin:.5rem 0;overflow:hidden;border-top:1px solid #e9ecef}.dropdown-item{display:block;width:100%;padding:.25rem 1.5rem;clear:both;font-weight:400;color:#212529;text-align:inherit;white-space:nowrap;background-color:transparent;border:0}.dropdown-item:focus,.dropdown-item:hover{color:#16181b;text-decoration:none;background-<text:soft-page-break/>color:#f8f9fa}.dropdown-item.active,.dropdown-item:active{color:#fff;text-decoration:none;background-color:#007bff}.dropdown-item.disabled,.dropdown-item:disabled{color:#6c757d;pointer-events:none;background-color:transparent}.dropdown-menu.show{display:block}.dropdown-header{display:block;padding:.5rem 1.5rem;margin-bottom:0;font-size:.875rem;color:#6c757d;white-space:nowrap}.dropdown-item-text{display:block;padding:.25rem 1.5rem;color:#212529}.btn-group,.btn-group-vertical{position:relative;display:-ms-inline-flexbox;display:inline-flex;vertical-align:middle}.btn-group-vertical&gt;.btn,.btn-group&gt;.btn{position:relative;-ms-flex:1 1 auto;flex:1 1 auto}.btn-group-vertical&gt;.btn:hover,.btn-group&gt;.btn:hover{z-index:1}.btn-group-vertical&gt;.btn.active,.btn-group-vertical&gt;.btn:active,.btn-group-vertical&gt;.btn:focus,.btn-group&gt;.btn.active,.btn-group&gt;.btn:active,.btn-group&gt;.btn:focus{z-index:1}.btn-toolbar{display:-ms-flexbox;display:flex;-ms-flex-wrap:wrap;flex-wrap:wrap;-ms-flex-pack:start;justify-content:flex-start}.btn-toolbar .input-group{width:auto}.btn-group&gt;.btn-group:not(:first-child),.btn-group&gt;.btn:not(:first-child){margin-left:-1px}.btn-group&gt;.btn-group:not(:last-child)&gt;.btn,.btn-group&gt;.btn:not(:last-child):not(.dropdown-toggle){border-top-right-radius:0;border-bottom-right-radius:0}.btn-group&gt;.btn-group:not(:first-child)&gt;.btn,.btn-group&gt;.btn:not(:first-child){border-top-left-radius:0;border-bottom-left-radius:0}.dropdown-toggle-split{padding-right:.5625rem;padding-left:.5625rem}.dropdown-toggle-split::after,.dropright .dropdown-toggle-split::after,.dropup .dropdown-toggle-split::after{margin-left:0}.dropleft .dropdown-toggle-split::before{margin-right:0}.btn-group-sm&gt;.btn+.dropdown-toggle-split,.btn-sm+.dropdown-toggle-split{padding-right:.375rem;padding-left:.375rem}.btn-group-lg&gt;.btn+.dropdown-toggle-split,.btn-lg+.dropdown-toggle-split{padding-right:.75rem;padding-left:.75rem}.btn-group-vertical{-ms-flex-direction:column;flex-direction:column;-ms-flex-align:start;align-items:flex-start;-ms-flex-pack:center;justify-content:center}.btn-group-vertical&gt;.btn,.btn-group-vertical&gt;.btn-group{width:100%}.btn-group-vertical&gt;.btn-group:not(:first-child),.btn-group-vertical&gt;.btn:not(:first-child){margin-top:-1px}.btn-group-vertical&gt;.btn-group:not(:last-child)&gt;.btn,.btn-group-vertical&gt;.btn:not(:last-child):not(.dropdown-toggle){border-bottom-right-radius:0;border-bottom-left-radius:0}.btn-group-vertical&gt;.btn-group:not(:first-child)&gt;.btn,.btn-group-vertical&gt;.btn:not(:first-child){border-top-left-radius:0;border-top-right-radius:0}.btn-group-toggle&gt;.btn,.btn-group-toggle&gt;.btn-group&gt;.btn{margin-bottom:0}.btn-group-toggle&gt;.btn input[type=checkbox],.btn-group-toggle&gt;.btn input[type=radio],.btn-group-toggle&gt;.btn-group&gt;.btn input[type=checkbox],.btn-group-toggle&gt;.btn-group&gt;.btn input[type=radio]{position:absolute;clip:rect(0,0,0,0);pointer-events:none}.input-group{position:relative;display:-ms-flexbox;display:flex;-ms-flex-wrap:wrap;flex-wrap:wrap;-ms-flex-align:stretch;align-items:stretch;width:100%}.input-group&gt;.custom-file,.input-group&gt;.custom-select,.input-group&gt;.form-control,.input-group&gt;.form-control-plaintext{position:relative;-ms-flex:1 1 auto;flex:1 1 auto;width:1%;min-width:0;margin-bottom:0}.input-group&gt;.custom-file+.custom-file,.input-group&gt;.custom-file+.custom-select,.input-group&gt;.custom-file+.form-control,.input-group&gt;.custom-select+.custom-file,.input-group&gt;.custom-select+.custom-select,.input-group&gt;.custom-select+.form-control,.input-group&gt;.form-control+.custom-file,.input-group&gt;.form-control+.custom-select,.input-group&gt;.form-control+.form-control,.input-group&gt;.form-control-plaintext+.custom-file,.input-group&gt;.form-control-plaintext+.custom-select,.input-group&gt;.form-control-plaintext+.form-control{margin-left:-1px}.input-group&gt;.custom-file .custom-file-input:focus~.custom-file-label,.input-group&gt;.custom-select:focus,.input-group&gt;.form-control:focus{z-index:3}.input-group&gt;.custom-file .custom-file-input:focus{z-index:4}.input-group&gt;.custom-select:not(:last-child),.input-group&gt;.form-control:not(:last-child){border-top-right-radius:0;border-bottom-right-radius:0}.input-group&gt;.custom-select:not(:first-child),.input-group&gt;.form-control:not(:first-child){border-top-left-radius:0;border-bottom-left-radius:0}.input-group&gt;.custom-file{display:-ms-flexbox;display:flex;-ms-flex-align:center;align-items:center}.input-group&gt;.custom-file:not(:last-child) .custom-file-label,.input-group&gt;.custom-file:not(:last-child) .custom-file-<text:soft-page-break/>label::after{border-top-right-radius:0;border-bottom-right-radius:0}.input-group&gt;.custom-file:not(:first-child) .custom-file-label{border-top-left-radius:0;border-bottom-left-radius:0}.input-group-append,.input-group-prepend{display:-ms-flexbox;display:flex}.input-group-append .btn,.input-group-prepend .btn{position:relative;z-index:2}.input-group-append .btn:focus,.input-group-prepend .btn:focus{z-index:3}.input-group-append .btn+.btn,.input-group-append .btn+.input-group-text,.input-group-append .input-group-text+.btn,.input-group-append .input-group-text+.input-group-text,.input-group-prepend .btn+.btn,.input-group-prepend .btn+.input-group-text,.input-group-prepend .input-group-text+.btn,.input-group-prepend .input-group-text+.input-group-text{margin-left:-1px}.input-group-prepend{margin-right:-1px}.input-group-append{margin-left:-1px}.input-group-text{display:-ms-flexbox;display:flex;-ms-flex-align:center;align-items:center;padding:.375rem .75rem;margin-bottom:0;font-size:1rem;font-weight:400;line-height:1.5;color:#495057;text-align:center;white-space:nowrap;background-color:#e9ecef;border:1px solid #ced4da;border-radius:.25rem}.input-group-text input[type=checkbox],.input-group-text input[type=radio]{margin-top:0}.input-group-lg&gt;.custom-select,.input-group-lg&gt;.form-control:not(textarea){height:calc(1.5em + 1rem + 2px)}.input-group-lg&gt;.custom-select,.input-group-lg&gt;.form-control,.input-group-lg&gt;.input-group-append&gt;.btn,.input-group-lg&gt;.input-group-append&gt;.input-group-text,.input-group-lg&gt;.input-group-prepend&gt;.btn,.input-group-lg&gt;.input-group-prepend&gt;.input-group-text{padding:.5rem 1rem;font-size:1.25rem;line-height:1.5;border-radius:.3rem}.input-group-sm&gt;.custom-select,.input-group-sm&gt;.form-control:not(textarea){height:calc(1.5em + .5rem + 2px)}.input-group-sm&gt;.custom-select,.input-group-sm&gt;.form-control,.input-group-sm&gt;.input-group-append&gt;.btn,.input-group-sm&gt;.input-group-append&gt;.input-group-text,.input-group-sm&gt;.input-group-prepend&gt;.btn,.input-group-sm&gt;.input-group-prepend&gt;.input-group-text{padding:.25rem .5rem;font-size:.875rem;line-height:1.5;border-radius:.2rem}.input-group-lg&gt;.custom-select,.input-group-sm&gt;.custom-select{padding-right:1.75rem}.input-group&gt;.input-group-append:last-child&gt;.btn:not(:last-child):not(.dropdown-toggle),.input-group&gt;.input-group-append:last-child&gt;.input-group-text:not(:last-child),.input-group&gt;.input-group-append:not(:last-child)&gt;.btn,.input-group&gt;.input-group-append:not(:last-child)&gt;.input-group-text,.input-group&gt;.input-group-prepend&gt;.btn,.input-group&gt;.input-group-prepend&gt;.input-group-text{border-top-right-radius:0;border-bottom-right-radius:0}.input-group&gt;.input-group-append&gt;.btn,.input-group&gt;.input-group-append&gt;.input-group-text,.input-group&gt;.input-group-prepend:first-child&gt;.btn:not(:first-child),.input-group&gt;.input-group-prepend:first-child&gt;.input-group-text:not(:first-child),.input-group&gt;.input-group-prepend:not(:first-child)&gt;.btn,.input-group&gt;.input-group-prepend:not(:first-child)&gt;.input-group-text{border-top-left-radius:0;border-bottom-left-radius:0}.custom-control{position:relative;z-index:1;display:block;min-height:1.5rem;padding-left:1.5rem}.custom-control-inline{display:-ms-inline-flexbox;display:inline-flex;margin-right:1rem}.custom-control-input{position:absolute;left:0;z-index:-1;width:1rem;height:1.25rem;opacity:0}.custom-control-input:checked~.custom-control-label::before{color:#fff;border-color:#007bff;background-color:#007bff}.custom-control-input:focus~.custom-control-label::before{box-shadow:0 0 0 .2rem rgba(0,123,255,.25)}.custom-control-input:focus:not(:checked)~.custom-control-label::before{border-color:#80bdff}.custom-control-input:not(:disabled):active~.custom-control-label::before{color:#fff;background-color:#b3d7ff;border-color:#b3d7ff}.custom-control-input:disabled~.custom-control-label,.custom-control-input[disabled]~.custom-control-label{color:#6c757d}.custom-control-input:disabled~.custom-control-label::before,.custom-control-input[disabled]~.custom-control-label::before{background-color:#e9ecef}.custom-control-label{position:relative;margin-bottom:0;vertical-align:top}.custom-control-label::before{position:absolute;top:.25rem;left:-1.5rem;display:block;width:1rem;height:1rem;pointer-events:none;content:"";background-color:#fff;border:#adb5bd solid 1px}.custom-control-label::after{position:absolute;top:.25rem;left:-1.5rem;display:block;width:1rem;height:1rem;content:"";background:no-repeat 50%/50% 50%}.custom-checkbox .custom-control-label::before{border-radius:.25rem}.custom-checkbox .custom-control-input:checked~.custom-control-<text:soft-page-break/>label::after{background-image:url("data:image/svg+xml,%3csvg xmlns='http://www.w3.org/2000/svg' width='8' height='8' viewBox='0 0 8 8'%3e%3cpath fill='%23fff' d='M6.564.75l-3.59 3.612-1.538-1.55L0 4.26l2.974 2.99L8 2.193z'/%3e%3c/svg%3e")}.custom-checkbox .custom-control-input:indeterminate~.custom-control-label::before{border-color:#007bff;background-color:#007bff}.custom-checkbox .custom-control-input:indeterminate~.custom-control-label::after{background-image:url("data:image/svg+xml,%3csvg xmlns='http://www.w3.org/2000/svg' width='4' height='4' viewBox='0 0 4 4'%3e%3cpath stroke='%23fff' d='M0 2h4'/%3e%3c/svg%3e")}.custom-checkbox .custom-control-input:disabled:checked~.custom-control-label::before{background-color:rgba(0,123,255,.5)}.custom-checkbox .custom-control-input:disabled:indeterminate~.custom-control-label::before{background-color:rgba(0,123,255,.5)}.custom-radio .custom-control-label::before{border-radius:50%}.custom-radio .custom-control-input:checked~.custom-control-label::after{background-image:url("data:image/svg+xml,%3csvg xmlns='http://www.w3.org/2000/svg' width='12' height='12' viewBox='-4 -4 8 8'%3e%3ccircle r='3' fill='%23fff'/%3e%3c/svg%3e")}.custom-radio .custom-control-input:disabled:checked~.custom-control-label::before{background-color:rgba(0,123,255,.5)}.custom-switch{padding-left:2.25rem}.custom-switch .custom-control-label::before{left:-2.25rem;width:1.75rem;pointer-events:all;border-radius:.5rem}.custom-switch .custom-control-label::after{top:calc(.25rem + 2px);left:calc(-2.25rem + 2px);width:calc(1rem - 4px);height:calc(1rem - 4px);background-color:#adb5bd;border-radius:.5rem;transition:background-color .15s ease-in-out,border-color .15s ease-in-out,box-shadow .15s ease-in-out,-webkit-transform .15s ease-in-out;transition:transform .15s ease-in-out,background-color .15s ease-in-out,border-color .15s ease-in-out,box-shadow .15s ease-in-out;transition:transform .15s ease-in-out,background-color .15s ease-in-out,border-color .15s ease-in-out,box-shadow .15s ease-in-out,-webkit-transform .15s ease-in-out}@media (prefers-reduced-motion:reduce){.custom-switch .custom-control-label::after{transition:none}}.custom-switch .custom-control-input:checked~.custom-control-label::after{background-color:#fff;-webkit-transform:translateX(.75rem);transform:translateX(.75rem)}.custom-switch .custom-control-input:disabled:checked~.custom-control-label::before{background-color:rgba(0,123,255,.5)}.custom-select{display:inline-block;width:100%;height:calc(1.5em + .75rem + 2px);padding:.375rem 1.75rem .375rem .75rem;font-size:1rem;font-weight:400;line-height:1.5;color:#495057;vertical-align:middle;background:#fff url("data:image/svg+xml,%3csvg xmlns='http://www.w3.org/2000/svg' width='4' height='5' viewBox='0 0 4 5'%3e%3cpath fill='%23343a40' d='M2 0L0 2h4zm0 5L0 3h4z'/%3e%3c/svg%3e") no-repeat right .75rem center/8px 10px;border:1px solid #ced4da;border-radius:.25rem;-webkit-appearance:none;-moz-appearance:none;appearance:none}.custom-select:focus{border-color:#80bdff;outline:0;box-shadow:0 0 0 .2rem rgba(0,123,255,.25)}.custom-select:focus::-ms-value{color:#495057;background-color:#fff}.custom-select[multiple],.custom-select[size]:not([size="1"]){height:auto;padding-right:.75rem;background-image:none}.custom-select:disabled{color:#6c757d;background-color:#e9ecef}.custom-select::-ms-expand{display:none}.custom-select:-moz-focusring{color:transp</text:p>
      <text:p text:style-name="P1">/*# sourceMappingURL=bootstrap.min.css.map 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3T22:21:59.78</meta:creation-date>
    <meta:document-statistic meta:table-count="0" meta:image-count="0" meta:object-count="0" meta:page-count="15" meta:paragraph-count="7" meta:word-count="1281" meta:character-count="65785"/>
    <dc:date>2021-03-13T22:23:18.02</dc:date>
    <meta:editing-duration>PT1M23S</meta:editing-duration>
    <meta:editing-cycles>1</meta:editing-cycles>
    <meta:generator>OpenOffice/4.1.5$Win32 OpenOffice.org_project/415m1$Build-9789</meta:generator>
  </office:meta>
</office:document-meta>
</file>